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</style:style>
    <style:style style:name="P2" style:family="paragraph" style:parent-style-name="Heading_20_2">
      <style:paragraph-properties fo:text-align="justify" style:justify-single-word="false" fo:orphans="2" fo:widows="2" fo:padding-left="0cm" fo:padding-right="0cm" fo:padding-top="0cm" fo:padding-bottom="0.053cm" fo:border-left="none" fo:border-right="none" fo:border-top="none" fo:border-bottom="0.06pt solid #cccccc"/>
      <style:text-properties fo:font-variant="normal" fo:text-transform="none" fo:color="#333333" loext:opacity="100%" style:font-name="sans-serif" fo:font-size="14pt" fo:letter-spacing="normal" fo:language="pt" fo:country="BR" fo:font-style="normal" fo:font-weight="bold"/>
    </style:style>
    <style:style style:name="P3" style:family="paragraph" style:parent-style-name="Horizontal_20_Line">
      <style:paragraph-properties fo:text-align="justify" style:justify-single-word="false" fo:orphans="2" fo:widows="2"/>
    </style:style>
    <style:style style:name="P4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5" style:family="paragraph" style:parent-style-name="Preformatted_20_Text" style:list-style-name="L1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/>
    </style:style>
    <style:style style:name="P6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fo:letter-spacing="normal"/>
    </style:style>
    <style:style style:name="P7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9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1" style:family="paragraph" style:parent-style-name="Text_20_body" style:list-style-name="L1">
      <style:paragraph-properties fo:text-align="justify" style:justify-single-word="false" fo:orphans="2" fo:widows="2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sans-serif" fo:font-size="18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T3" style:family="text">
      <style:text-properties style:font-name="courier" fo:font-size="9pt" fo:language="pt" fo:country="BR" fo:font-style="normal" fo:font-weight="norm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text:style-name="Numbering_20_Symbols" loext:num-list-format="%2%." style:num-suffix="." style:num-format="a">
        <style:list-level-properties text:space-before="1.886cm" text:min-label-width="0.635cm"/>
      </text:list-level-style-number>
      <text:list-level-style-bullet text:level="3" text:style-name="Bullet_20_Symbols" loext:num-list-format="%3%." style:num-suffix="." text:bullet-char="•">
        <style:list-level-properties text:space-before="3.136cm" text:min-label-width="0.635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pagelocation"/><text:a xlink:type="simple" xlink:href="https://wiki.python.org.br/ExerciciosListas?action=fullsearch&amp;context=180&amp;value=linkto%3A%22ExerciciosListas%22" text:style-name="Internet_20_link" text:visited-style-name="Visited_20_Internet_20_Link"><text:span text:style-name="T1">ExerciciosListas</text:span></text:a></text:h>
      <text:section text:style-name="Sect1" text:name="content">
        <text:p text:style-name="P10"><text:bookmark text:name="top"/><text:bookmark text:name="line-1"/><text:span text:style-name="T2">Voltar para a </text:span><text:a xlink:type="simple" xlink:href="https://wiki.python.org.br/ListaDeExercicios" text:style-name="Internet_20_link" text:visited-style-name="Visited_20_Internet_20_Link">ListaDeExercicios</text:a><text:bookmark text:name="line-2"/></text:p>
        <text:p text:style-name="P3"/>
        <text:h text:style-name="P2" text:outline-level="2"><text:bookmark text:name="line-3"/><text:bookmark text:name="line-4"/><text:bookmark text:name="Exerc.2BAO0-cios_Com_Listas"/>Exercícios Com Listas</text:h>
        <text:list xml:id="list1114271541" text:style-name="L1">
          <text:list-item>
            <text:p text:style-name="P8"><text:bookmark text:name="line-5"/><text:bookmark text:name="line-6"/>Faça um Programa que leia um vetor de 5 números inteiros e mostre-os.<text:bookmark text:name="line-7"/><text:bookmark text:name="line-8"/></text:p>
          </text:list-item>
          <text:list-item>
            <text:p text:style-name="P8">Faça um Programa que leia um vetor de 10 números reais e mostre-os na ordem inversa.<text:bookmark text:name="line-9"/><text:bookmark text:name="line-10"/></text:p>
          </text:list-item>
          <text:list-item>
            <text:p text:style-name="P8">Faça um Programa que leia 4 notas, mostre as notas e a média na tela.<text:bookmark text:name="line-11"/><text:bookmark text:name="line-12"/></text:p>
          </text:list-item>
          <text:list-item>
            <text:p text:style-name="P8">Faça um Programa que leia um vetor de 10 caracteres, e diga quantas consoantes foram lidas. Imprima as consoantes.<text:bookmark text:name="line-13"/><text:bookmark text:name="line-14"/></text:p>
          </text:list-item>
          <text:list-item>
            <text:p text:style-name="P8">Faça um Programa que leia 20 números inteiros e armazene-os num vetor. Armazene os números pares no vetor PAR e os números IMPARES no vetor impar. Imprima os três vetores.<text:bookmark text:name="line-15"/><text:bookmark text:name="line-16"/></text:p>
          </text:list-item>
          <text:list-item>
            <text:p text:style-name="P8">Faça um Programa que peça as quatro notas de 10 alunos, calcule e armazene num vetor a média de cada aluno, imprima o número de alunos com média maior ou igual a 7.0.<text:bookmark text:name="line-17"/><text:bookmark text:name="line-18"/></text:p>
          </text:list-item>
          <text:list-item>
            <text:p text:style-name="P8">Faça um Programa que leia um vetor de 5 números inteiros, mostre a soma, a multiplicação e os números.<text:bookmark text:name="line-19"/><text:bookmark text:name="line-20"/></text:p>
          </text:list-item>
          <text:list-item>
            <text:p text:style-name="P8">Faça um Programa que peça a idade e a altura de 5 pessoas, armazene cada informação no seu respectivo vetor. Imprima a idade e a altura na ordem inversa a ordem lida.<text:bookmark text:name="line-21"/><text:bookmark text:name="line-22"/></text:p>
          </text:list-item>
          <text:list-item>
            <text:p text:style-name="P8">Faça um Programa que leia um vetor A com 10 números inteiros, calcule e mostre a soma dos quadrados dos elementos do vetor.<text:bookmark text:name="line-23"/><text:bookmark text:name="line-24"/></text:p>
          </text:list-item>
          <text:list-item>
            <text:p text:style-name="P8">Faça um Programa que leia dois vetores com 10 elementos cada. Gere um terceiro vetor de 20 elementos, cujos valores deverão ser compostos pelos elementos intercalados dos dois outros vetores.<text:bookmark text:name="line-25"/><text:bookmark text:name="line-26"/></text:p>
          </text:list-item>
          <text:list-item>
            <text:p text:style-name="P8">Altere o programa anterior, intercalando 3 vetores de 10 elementos cada.<text:bookmark text:name="line-27"/><text:bookmark text:name="line-28"/></text:p>
          </text:list-item>
          <text:list-item>
            <text:p text:style-name="P8">Foram anotadas as idades e alturas de 30 alunos. Faça um Programa que determine quantos alunos com mais de 13 anos possuem altura inferior à média de altura desses alunos.<text:bookmark text:name="line-29"/><text:bookmark text:name="line-30"/></text:p>
          </text:list-item>
          <text:list-item>
            <text:p text:style-name="P8">Faça um programa que receba a temperatura média de cada mês do ano e armazene-as em uma lista. Após isto, calcule a média anual das temperaturas e mostre todas as temperaturas acima da média anual, e em que mês elas ocorreram (mostrar o mês por extenso: 1 – Janeiro, 2 – Fevereiro, . . . ).<text:bookmark text:name="line-31"/><text:bookmark text:name="line-32"/></text:p>
          </text:list-item>
          <text:list-item>
            <text:p text:style-name="P8">Utilizando listas faça um programa que faça 5 perguntas para uma pessoa sobre um crime. As perguntas são:<text:bookmark text:name="line-33"/><text:bookmark text:name="line-34"/></text:p>
            <text:list>
              <text:list-item>
                <text:p text:style-name="P8">"Telefonou para a vítima?"<text:bookmark text:name="line-35"/></text:p>
              </text:list-item>
              <text:list-item>
                <text:p text:style-name="P8">"Esteve no local do crime?"<text:bookmark text:name="line-36"/></text:p>
              </text:list-item>
              <text:list-item>
                <text:p text:style-name="P8">"Mora perto da vítima?"<text:bookmark text:name="line-37"/></text:p>
              </text:list-item>
              <text:list-item>
                <text:p text:style-name="P8">"Devia para a vítima?"<text:bookmark text:name="line-38"/></text:p>
              </text:list-item>
              <text:list-item>
                <text:p text:style-name="P8">"Já trabalhou com a vítima?" <text:bookmark text:name="line-39"/><text:bookmark text:name="line-40"/>O programa deve no final emitir uma classificação sobre a participação da pessoa no crime. Se a pessoa responder positivamente a 2 questões ela deve ser classificada como "Suspeita", entre 3 e 4 como "Cúmplice" e 5 como "Assassino". Caso contrário, ele será classificado como "Inocente".<text:bookmark text:name="line-41"/><text:bookmark text:name="line-42"/></text:p>
              </text:list-item>
            </text:list>
          </text:list-item>
          <text:list-item>
            <text:p text:style-name="P8">Faça um programa que leia um número indeterminado de valores, correspondentes a notas, encerrando a entrada de dados quando for informado um valor igual a -1 (que não deve ser armazenado). Após esta entrada de dados, faça:<text:bookmark text:name="line-43"/><text:bookmark text:name="line-44"/></text:p>
            <text:list>
              <text:list-item>
                <text:p text:style-name="P8">Mostre a quantidade de valores que foram lidos;<text:bookmark text:name="line-45"/></text:p>
              </text:list-item>
              <text:list-item>
                <text:p text:style-name="P8">Exiba todos os valores na ordem em que foram informados, um ao lado do outro;<text:bookmark text:name="line-46"/></text:p>
              </text:list-item>
              <text:list-item>
                <text:p text:style-name="P8">Exiba todos os valores na ordem inversa à que foram informados, um abaixo do outro;<text:bookmark text:name="line-47"/></text:p>
              </text:list-item>
              <text:list-item>
                <text:p text:style-name="P8">Calcule e mostre a soma dos valores;<text:bookmark text:name="line-48"/></text:p>
              </text:list-item>
              <text:list-item>
                <text:p text:style-name="P8">Calcule e mostre a média dos valores;<text:bookmark text:name="line-49"/></text:p>
              </text:list-item>
              <text:list-item>
                <text:p text:style-name="P8">Calcule e mostre a quantidade de valores acima da média calculada;<text:bookmark text:name="line-50"/></text:p>
              </text:list-item>
              <text:list-item>
                <text:p text:style-name="P8">Calcule e mostre a quantidade de valores abaixo de sete;<text:bookmark text:name="line-51"/></text:p>
              </text:list-item>
              <text:list-item>
                <text:p text:style-name="P8">Encerre o programa com uma mensagem;<text:bookmark text:name="line-52"/><text:bookmark text:name="line-53"/></text:p>
              </text:list-item>
            </text:list>
          </text:list-item>
          <text:list-item>
            <text:p text:style-name="P8">Utilize uma lista para resolver o problema a seguir. Uma empresa paga seus vendedores com base em comissões. O vendedor recebe $200 por semana mais 9 por cento de suas vendas brutas daquela semana. Por exemplo, um vendedor que teve vendas brutas de $3000 em uma semana recebe $200 mais 9 por cento de $3000, ou seja, um total de $470. Escreva um programa <text:soft-page-break/>(usando um array de contadores) que determine quantos vendedores receberam salários nos seguintes intervalos de valores:<text:bookmark text:name="line-54"/><text:bookmark text:name="line-55"/></text:p>
            <text:list>
              <text:list-item>
                <text:p text:style-name="P8">$200 - $299<text:bookmark text:name="line-56"/></text:p>
              </text:list-item>
              <text:list-item>
                <text:p text:style-name="P8">$300 - $399<text:bookmark text:name="line-57"/></text:p>
              </text:list-item>
              <text:list-item>
                <text:p text:style-name="P8">$400 - $499<text:bookmark text:name="line-58"/></text:p>
              </text:list-item>
              <text:list-item>
                <text:p text:style-name="P8">$500 - $599<text:bookmark text:name="line-59"/></text:p>
              </text:list-item>
              <text:list-item>
                <text:p text:style-name="P8">$600 - $699<text:bookmark text:name="line-60"/></text:p>
              </text:list-item>
              <text:list-item>
                <text:p text:style-name="P8">$700 - $799<text:bookmark text:name="line-61"/></text:p>
              </text:list-item>
              <text:list-item>
                <text:p text:style-name="P8">$800 - $899<text:bookmark text:name="line-62"/></text:p>
              </text:list-item>
              <text:list-item>
                <text:p text:style-name="P8">$900 - $999<text:bookmark text:name="line-63"/></text:p>
              </text:list-item>
              <text:list-item>
                <text:p text:style-name="P9">$1000 em diante<text:bookmark text:name="line-64"/><text:bookmark text:name="line-65"/></text:p>
              </text:list-item>
            </text:list>
            <text:p text:style-name="P11"><text:span text:style-name="T2">Desafio: Crie ma fórmula para chegar na posição da lista a partir do salário, sem fazer vários </text:span><text:span text:style-name="Emphasis"><text:span text:style-name="T2">ifs</text:span></text:span><text:span text:style-name="T2"> aninhados.</text:span><text:bookmark text:name="line-66"/><text:bookmark text:name="line-67"/><text:bookmark text:name="line-68"/></text:p>
          </text:list-item>
          <text:list-item>
            <text:p text:style-name="P9">Em uma competição de salto em distância cada atleta tem direito a cinco saltos. O resultado do atleta será determinado pela média dos cinco valores restantes. Você deve fazer um programa que receba o nome e as cinco distâncias alcançadas pelo atleta em seus saltos e depois informe o nome, os saltos e a média dos saltos. O programa deve ser encerrado quando não for informado o nome do atleta. A saída do programa deve ser conforme o exemplo abaixo:<text:bookmark text:name="line-69"/><text:bookmark text:name="line-70"/><text:bookmark text:name="line-71"/><text:bookmark text:name="line-72"/><text:bookmark text:name="line-73"/><text:bookmark text:name="line-74"/><text:bookmark text:name="line-75"/><text:bookmark text:name="line-76"/><text:bookmark text:name="line-77"/><text:bookmark text:name="line-78"/><text:bookmark text:name="line-79"/><text:bookmark text:name="line-80"/><text:bookmark text:name="line-81"/><text:bookmark text:name="line-82"/><text:bookmark text:name="line-83"/></text:p>
            <text:p text:style-name="P4"><text:bookmark text:name="line-110"/>Atleta: Rodrigo Curvêllo</text:p>
            <text:p text:style-name="P6"><text:bookmark text:name="line-210"/><text:s/></text:p>
            <text:p text:style-name="P4"><text:bookmark text:name="line-310"/>Primeiro Salto: 6.5 m</text:p>
            <text:p text:style-name="P4"><text:bookmark text:name="line-410"/>Segundo Salto: 6.1 m</text:p>
            <text:p text:style-name="P4"><text:bookmark text:name="line-510"/>Terceiro Salto: 6.2 m</text:p>
            <text:p text:style-name="P4"><text:bookmark text:name="line-610"/>Quarto Salto: 5.4 m</text:p>
            <text:p text:style-name="P4"><text:bookmark text:name="line-710"/>Quinto Salto: 5.3 m</text:p>
            <text:p text:style-name="P7"><text:bookmark text:name="line-84"/></text:p>
            <text:p text:style-name="P4"><text:bookmark text:name="line-91"/>Resultado final:</text:p>
            <text:p text:style-name="P4"><text:bookmark text:name="line-101"/>Atleta: Rodrigo Curvêllo</text:p>
            <text:p text:style-name="P4"><text:bookmark text:name="line-111"/>Saltos: 6.5 - 6.1 - 6.2 - 5.4 - 5.3</text:p>
            <text:p text:style-name="P5"><text:bookmark text:name="line-121"/>Média dos saltos: 5.9 m</text:p>
          </text:list-item>
          <text:list-item>
            <text:p text:style-name="P8"><text:bookmark text:name="line-841"/><text:bookmark text:name="line-85"/>Uma grande emissora de televisão quer fazer uma enquete entre os seus telespectadores para saber qual o melhor jogador após cada jogo. Para isto, faz-se necessário o desenvolvimento de um programa, que será utilizado pelas telefonistas, para a computação dos votos. Sua equipe foi contratada para desenvolver este programa, utilizando a linguagem de programação C++. Para computar cada voto, a telefonista digitará um número, entre 1 e 23, correspondente ao número da camisa do jogador. Um número de jogador igual zero, indica que a votação foi encerrada. Se um número inválido for digitado, o programa deve ignorá-lo, mostrando uma breve mensagem de aviso, e voltando a pedir outro número. Após o final da votação, o programa deverá exibir:<text:bookmark text:name="line-86"/></text:p>
            <text:list>
              <text:list-item>
                <text:p text:style-name="P8">O total de votos computados;<text:bookmark text:name="line-87"/></text:p>
              </text:list-item>
              <text:list-item>
                <text:p text:style-name="P8">Os númeos e respectivos votos de todos os jogadores que receberam votos;<text:bookmark text:name="line-88"/></text:p>
              </text:list-item>
              <text:list-item>
                <text:p text:style-name="P8">O percentual de votos de cada um destes jogadores;<text:bookmark text:name="line-89"/></text:p>
              </text:list-item>
              <text:list-item>
                <text:p text:style-name="P8">O número do jogador escolhido como o melhor jogador da partida, juntamente com o número de votos e o percentual de votos dados a ele.<text:bookmark text:name="line-90"/><text:bookmark text:name="line-911"/></text:p>
                <text:list>
                  <text:list-item>
                    <text:p text:style-name="P9">Observe que os votos inválidos e o zero final não devem ser computados como votos. O resultado aparece ordenado pelo número do jogador. O programa deve fazer uso de arrays. <text:bookmark text:name="line-92"/>O programa deverá executar o cálculo do percentual de cada jogador através de uma função. Esta função receberá dois parâmetros: o número de votos de um jogador e o total de votos. A função calculará o percentual e retornará o valor calculado. <text:bookmark text:name="line-93"/>Abaixo segue uma tela de exemplo. O disposição das informações deve ser o mais próxima possível ao exemplo. Os dados são fictícios e podem mudar a cada execução do programa. <text:bookmark text:name="line-94"/>Ao final, o programa deve ainda gravar os dados referentes ao resultado da votação em um arquivo texto no disco, obedecendo a mesma disposição apresentada na tela.<text:bookmark text:name="line-95"/><text:bookmark text:name="line-96"/></text:p>
                  </text:list-item>
                </text:list>
              </text:list-item>
            </text:list>
            <text:p text:style-name="P4"><text:bookmark text:name="line-97"/><text:bookmark text:name="line-98"/><text:bookmark text:name="line-99"/><text:bookmark text:name="line-100"/><text:bookmark text:name="line-1011"/><text:bookmark text:name="line-102"/><text:bookmark text:name="line-103"/><text:bookmark text:name="line-104"/><text:bookmark text:name="line-105"/><text:bookmark text:name="line-106"/><text:bookmark text:name="line-107"/><text:bookmark text:name="line-108"/><text:bookmark text:name="line-109"/><text:bookmark text:name="line-1101"/><text:bookmark text:name="line-1111"/><text:bookmark text:name="line-112"/><text:bookmark text:name="line-113"/><text:bookmark text:name="line-114"/><text:bookmark text:name="line-115"/><text:bookmark text:name="line-116"/><text:bookmark text:name="line-117"/><text:bookmark text:name="line-118"/><text:bookmark text:name="line-119"/><text:bookmark text:name="line-120"/><text:bookmark text:name="line-1-1"/>Enquete: Quem foi o melhor jogador?</text:p>
            <text:p text:style-name="P7"><text:bookmark text:name="line-2-1"/></text:p>
            <text:p text:style-name="P4"><text:bookmark text:name="line-3-1"/>Número do jogador (0=fim): 9</text:p>
            <text:p text:style-name="P4"><text:bookmark text:name="line-4-1"/>Número do jogador (0=fim): 10</text:p>
            <text:p text:style-name="P4"><text:bookmark text:name="line-5-1"/>Número do jogador (0=fim): 9</text:p>
            <text:p text:style-name="P4"><text:bookmark text:name="line-6-1"/><text:soft-page-break/>Número do jogador (0=fim): 10</text:p>
            <text:p text:style-name="P4"><text:bookmark text:name="line-7-1"/>Número do jogador (0=fim): 11</text:p>
            <text:p text:style-name="P4"><text:bookmark text:name="line-8-1"/>Número do jogador (0=fim): 10</text:p>
            <text:p text:style-name="P4"><text:bookmark text:name="line-9-1"/>Número do jogador (0=fim): 50</text:p>
            <text:p text:style-name="P4"><text:bookmark text:name="line-10-1"/>Informe um valor entre 1 e 23 ou 0 para sair!</text:p>
            <text:p text:style-name="P4"><text:bookmark text:name="line-11-1"/>Número do jogador (0=fim): 9</text:p>
            <text:p text:style-name="P4"><text:bookmark text:name="line-12-1"/>Número do jogador (0=fim): 9</text:p>
            <text:p text:style-name="P4"><text:bookmark text:name="line-131"/>Número do jogador (0=fim): 0</text:p>
            <text:p text:style-name="P7"><text:bookmark text:name="line-141"/></text:p>
            <text:p text:style-name="P4"><text:bookmark text:name="line-151"/>Resultado da votação:</text:p>
            <text:p text:style-name="P7"><text:bookmark text:name="line-161"/></text:p>
            <text:p text:style-name="P4"><text:bookmark text:name="line-171"/>Foram computados 8 votos.</text:p>
            <text:p text:style-name="P7"><text:bookmark text:name="line-181"/></text:p>
            <text:p text:style-name="P4"><text:bookmark text:name="line-191"/>Jogador Votos <text:s text:c="10"/>%</text:p>
            <text:p text:style-name="P4"><text:bookmark text:name="line-201"/>9 <text:s text:c="14"/>4 <text:s text:c="14"/>50,0%</text:p>
            <text:p text:style-name="P4"><text:bookmark text:name="line-211"/>10 <text:s text:c="13"/>3 <text:s text:c="14"/>37,5%</text:p>
            <text:p text:style-name="P4"><text:bookmark text:name="line-221"/>11 <text:s text:c="13"/>1 <text:s text:c="14"/>12,5%</text:p>
            <text:p text:style-name="P5"><text:bookmark text:name="line-231"/>O melhor jogador foi o número 9, com 4 votos, correspondendo a 50% do total de votos.</text:p>
          </text:list-item>
          <text:list-item>
            <text:p text:style-name="P9"><text:bookmark text:name="line-1211"/><text:bookmark text:name="line-122"/><text:bookmark text:name="line-123"/>Uma empresa de pesquisas precisa tabular os resultados da seguinte enquete feita a um grande quantidade de organizações:<text:bookmark text:name="line-124"/><text:bookmark text:name="line-125"/><text:bookmark text:name="line-126"/><text:bookmark text:name="line-127"/><text:bookmark text:name="line-128"/><text:bookmark text:name="line-129"/><text:bookmark text:name="line-130"/><text:bookmark text:name="line-1311"/><text:bookmark text:name="line-132"/><text:bookmark text:name="line-133"/><text:bookmark text:name="line-134"/><text:bookmark text:name="line-135"/><text:bookmark text:name="line-136"/></text:p>
            <text:p text:style-name="P4"><text:bookmark text:name="line-1-2"/>"Qual o melhor Sistema Operacional para uso em servidores?"</text:p>
            <text:p text:style-name="P7"><text:bookmark text:name="line-2-2"/></text:p>
            <text:p text:style-name="P4"><text:bookmark text:name="line-3-2"/>As possíveis respostas são:</text:p>
            <text:p text:style-name="P7"><text:bookmark text:name="line-4-2"/></text:p>
            <text:p text:style-name="P4"><text:bookmark text:name="line-5-2"/>1- Windows Server</text:p>
            <text:p text:style-name="P4"><text:bookmark text:name="line-6-2"/>2- Unix</text:p>
            <text:p text:style-name="P4"><text:bookmark text:name="line-7-2"/>3- Linux</text:p>
            <text:p text:style-name="P4"><text:bookmark text:name="line-8-2"/>4- Netware</text:p>
            <text:p text:style-name="P4"><text:bookmark text:name="line-9-2"/>5- Mac OS</text:p>
            <text:p text:style-name="P5"><text:bookmark text:name="line-10-2"/>6- Outro</text:p>
            <text:p text:style-name="P9"><text:bookmark text:name="line-137"/><text:bookmark text:name="line-138"/>Você foi contratado para desenvolver um programa que leia o resultado da enquete e informe ao final o resultado da mesma. O programa deverá ler os valores até ser informado o valor 0, que encerra a entrada dos dados. Não deverão ser aceitos valores além dos válidos para o programa (0 a 6). Os valores referentes a cada uma das opções devem ser armazenados num vetor. <text:bookmark text:name="line-139"/>Após os dados terem sido completamente informados, o programa deverá calcular a percentual de cada um dos concorrentes e informar o vencedor da enquete. O formato da saída foi dado pela empresa, e é o seguinte:<text:bookmark text:name="line-140"/><text:bookmark text:name="line-1411"/><text:bookmark text:name="line-142"/><text:bookmark text:name="line-143"/><text:bookmark text:name="line-144"/><text:bookmark text:name="line-145"/><text:bookmark text:name="line-146"/><text:bookmark text:name="line-147"/><text:bookmark text:name="line-148"/><text:bookmark text:name="line-149"/><text:bookmark text:name="line-150"/><text:bookmark text:name="line-1511"/><text:bookmark text:name="line-152"/><text:bookmark text:name="line-153"/><text:bookmark text:name="line-154"/></text:p>
            <text:p text:style-name="P4"><text:bookmark text:name="line-1-3"/>Sistema Operacional <text:s text:c="4"/>Votos <text:s text:c="2"/>%</text:p>
            <text:p text:style-name="P4"><text:bookmark text:name="line-2-3"/>------------------- <text:s text:c="4"/>----- <text:s text:c="2"/>---</text:p>
            <text:p text:style-name="P4"><text:bookmark text:name="line-3-3"/>Windows Server <text:s text:c="10"/>1500 <text:s text:c="2"/>17%</text:p>
            <text:p text:style-name="P4"><text:bookmark text:name="line-4-3"/>Unix <text:s text:c="20"/>3500 <text:s text:c="2"/>40%</text:p>
            <text:p text:style-name="P4"><text:bookmark text:name="line-5-3"/>Linux <text:s text:c="19"/>3000 <text:s text:c="2"/>34%</text:p>
            <text:p text:style-name="P4"><text:bookmark text:name="line-6-3"/>Netware <text:s text:c="18"/>500 <text:s text:c="3"/>5%</text:p>
            <text:p text:style-name="P4"><text:bookmark text:name="line-7-3"/>Mac OS <text:s text:c="19"/>150 <text:s text:c="3"/>2%</text:p>
            <text:p text:style-name="P4"><text:bookmark text:name="line-8-3"/>Outro <text:s text:c="20"/>150 <text:s text:c="3"/>2%</text:p>
            <text:p text:style-name="P4"><text:bookmark text:name="line-9-3"/>------------------- <text:s text:c="4"/>-----</text:p>
            <text:p text:style-name="P4"><text:bookmark text:name="line-10-3"/>Total <text:s text:c="19"/>8800</text:p>
            <text:p text:style-name="P7"><text:bookmark text:name="line-11-2"/></text:p>
            <text:p text:style-name="P5"><text:bookmark text:name="line-12-2"/>O Sistema Operacional mais votado foi o Unix, com 3500 votos, correspondendo a 40% dos votos.</text:p>
          </text:list-item>
          <text:list-item>
            <text:p text:style-name="P8"><text:bookmark text:name="line-155"/><text:bookmark text:name="line-156"/><text:bookmark text:name="line-157"/>As Organizações Tabajara resolveram dar um abono aos seus colaboradores em reconhecimento ao bom resultado alcançado durante o ano que passou. Para isto contratou você para desenvolver a aplicação que servirá como uma projeção de quanto será gasto com o pagamento deste abono.<text:bookmark text:name="line-158"/><text:bookmark text:name="line-159"/></text:p>
            <text:list>
              <text:list-item>
                <text:p text:style-name="P8">Após reuniões envolvendo a diretoria executiva, a diretoria financeira e os representantes do sindicato laboral, chegou-se a seguinte forma de cálculo:<text:bookmark text:name="line-160"/><text:bookmark text:name="line-1611"/></text:p>
              </text:list-item>
              <text:list-item>
                <text:p text:style-name="P8">a.Cada funcionário receberá o equivalente a 20% do seu salário bruto de dezembro; <text:bookmark text:name="line-162"/>a.O piso do abono será de 100 reais, isto é, aqueles funcionários cujo salário for muito baixo, recebem este valor mínimo; <text:bookmark text:name="line-163"/><text:bookmark text:name="line-164"/>Neste momento, não se deve ter nenhuma preocupação com <text:soft-page-break/>colaboradores com tempo menor de casa, descontos, impostos ou outras particularidades. Seu programa deverá permitir a digitação do salário de um número indefinido (desconhecido) de salários. Um valor de salário igual a 0 (zero) encerra a digitação. Após a entrada de todos os dados o programa deverá calcular o valor do abono concedido a cada colaborador, de acordo com a regra definida acima. Ao final, o programa deverá apresentar:<text:bookmark text:name="line-165"/><text:bookmark text:name="line-166"/></text:p>
              </text:list-item>
              <text:list-item>
                <text:p text:style-name="P8">O salário de cada funcionário, juntamente com o valor do abono;<text:bookmark text:name="line-167"/></text:p>
              </text:list-item>
              <text:list-item>
                <text:p text:style-name="P8">O número total de funcionário processados;<text:bookmark text:name="line-168"/></text:p>
              </text:list-item>
              <text:list-item>
                <text:p text:style-name="P8">O valor total a ser gasto com o pagamento do abono;<text:bookmark text:name="line-169"/></text:p>
              </text:list-item>
              <text:list-item>
                <text:p text:style-name="P8">O número de funcionário que receberá o valor mínimo de 100 reais;<text:bookmark text:name="line-170"/></text:p>
              </text:list-item>
              <text:list-item>
                <text:p text:style-name="P9">O maior valor pago como abono; <text:bookmark text:name="line-1711"/><text:bookmark text:name="line-172"/>A tela abaixo é um exemplo de execução do programa, apenas para fins ilustrativos. Os valores podem mudar a cada execução do programa.<text:bookmark text:name="line-173"/><text:bookmark text:name="line-174"/></text:p>
              </text:list-item>
            </text:list>
            <text:p text:style-name="P4"><text:bookmark text:name="line-175"/><text:bookmark text:name="line-176"/><text:bookmark text:name="line-177"/><text:bookmark text:name="line-178"/><text:bookmark text:name="line-179"/><text:bookmark text:name="line-180"/><text:bookmark text:name="line-1811"/><text:bookmark text:name="line-182"/><text:bookmark text:name="line-183"/><text:bookmark text:name="line-184"/><text:bookmark text:name="line-185"/><text:bookmark text:name="line-186"/><text:bookmark text:name="line-187"/><text:bookmark text:name="line-188"/><text:bookmark text:name="line-189"/><text:bookmark text:name="line-190"/><text:bookmark text:name="line-1911"/><text:bookmark text:name="line-192"/><text:bookmark text:name="line-193"/><text:bookmark text:name="line-194"/><text:bookmark text:name="line-195"/><text:bookmark text:name="line-196"/><text:bookmark text:name="line-1-4"/>Projeção de Gastos com Abono</text:p>
            <text:p text:style-name="P4"><text:bookmark text:name="line-2-4"/>============================ </text:p>
            <text:p text:style-name="P6"><text:bookmark text:name="line-3-4"/><text:s/></text:p>
            <text:p text:style-name="P4"><text:bookmark text:name="line-4-4"/>Salário: 1000</text:p>
            <text:p text:style-name="P4"><text:bookmark text:name="line-5-4"/>Salário: 300</text:p>
            <text:p text:style-name="P4"><text:bookmark text:name="line-6-4"/>Salário: 500</text:p>
            <text:p text:style-name="P4"><text:bookmark text:name="line-7-4"/>Salário: 100</text:p>
            <text:p text:style-name="P4"><text:bookmark text:name="line-8-4"/>Salário: 4500</text:p>
            <text:p text:style-name="P4"><text:bookmark text:name="line-9-4"/>Salário: 0</text:p>
            <text:p text:style-name="P6"><text:bookmark text:name="line-10-4"/><text:s/></text:p>
            <text:p text:style-name="P4"><text:bookmark text:name="line-11-3"/>Salário <text:s text:c="3"/>- Abono <text:s text:c="4"/></text:p>
            <text:p text:style-name="P4"><text:bookmark text:name="line-12-3"/>R$ 1000.00 - R$ <text:s/>200.00</text:p>
            <text:p text:style-name="P4"><text:bookmark text:name="line-13-1"/>R$ <text:s/>300.00 - R$ <text:s/>100.00</text:p>
            <text:p text:style-name="P4"><text:bookmark text:name="line-14-1"/>R$ <text:s/>500.00 - R$ <text:s/>100.00</text:p>
            <text:p text:style-name="P4"><text:bookmark text:name="line-15-1"/>R$ <text:s/>100.00 - R$ <text:s/>100.00</text:p>
            <text:p text:style-name="P4"><text:bookmark text:name="line-16-1"/>R$ 4500.00 - R$ <text:s/>900.00</text:p>
            <text:p text:style-name="P6"><text:bookmark text:name="line-17-1"/><text:s/></text:p>
            <text:p text:style-name="P4"><text:bookmark text:name="line-18-1"/>Foram processados 5 colaboradores</text:p>
            <text:p text:style-name="P4"><text:bookmark text:name="line-19-1"/>Total gasto com abonos: R$ 1400.00</text:p>
            <text:p text:style-name="P4"><text:bookmark text:name="line-20-1"/>Valor mínimo pago a 3 colaboradores</text:p>
            <text:p text:style-name="P5"><text:bookmark text:name="line-21-1"/>Maior valor de abono pago: R$ 900.00</text:p>
          </text:list-item>
          <text:list-item>
            <text:p text:style-name="P8"><text:bookmark text:name="line-197"/><text:bookmark text:name="line-198"/><text:bookmark text:name="line-199"/>Faça um programa que carregue uma lista com os modelos de cinco carros (exemplo de modelos: FUSCA, GOL, VECTRA etc). Carregue uma outra lista com o consumo desses carros, isto é, quantos quilômetros cada um desses carros faz com um litro de combustível. Calcule e mostre:<text:bookmark text:name="line-200"/><text:bookmark text:name="line-2011"/></text:p>
            <text:list>
              <text:list-item>
                <text:p text:style-name="P8">O modelo do carro mais econômico;<text:bookmark text:name="line-202"/></text:p>
              </text:list-item>
              <text:list-item>
                <text:p text:style-name="P9">Quantos litros de combustível cada um dos carros cadastrados consome para percorrer uma distância de 1000 quilômetros e quanto isto custará, considerando um que a gasolina custe R$ 2,25 o litro. <text:bookmark text:name="line-203"/><text:bookmark text:name="line-204"/>Abaixo segue uma tela de exemplo. O disposição das informações deve ser o mais próxima possível ao exemplo. Os dados são fictícios e podem mudar a cada execução do programa.<text:bookmark text:name="line-205"/><text:bookmark text:name="line-206"/></text:p>
              </text:list-item>
            </text:list>
            <text:p text:style-name="P4"><text:bookmark text:name="line-207"/><text:bookmark text:name="line-208"/><text:bookmark text:name="line-209"/><text:bookmark text:name="line-2101"/><text:bookmark text:name="line-2111"/><text:bookmark text:name="line-212"/><text:bookmark text:name="line-213"/><text:bookmark text:name="line-214"/><text:bookmark text:name="line-215"/><text:bookmark text:name="line-216"/><text:bookmark text:name="line-217"/><text:bookmark text:name="line-218"/><text:bookmark text:name="line-219"/><text:bookmark text:name="line-220"/><text:bookmark text:name="line-2211"/><text:bookmark text:name="line-222"/><text:bookmark text:name="line-223"/><text:bookmark text:name="line-224"/><text:bookmark text:name="line-225"/><text:bookmark text:name="line-226"/><text:bookmark text:name="line-227"/><text:bookmark text:name="line-228"/><text:bookmark text:name="line-229"/><text:bookmark text:name="line-230"/><text:bookmark text:name="line-2311"/><text:bookmark text:name="line-232"/><text:bookmark text:name="line-1-5"/>Comparativo de Consumo de Combustível</text:p>
            <text:p text:style-name="P7"><text:bookmark text:name="line-2-5"/></text:p>
            <text:p text:style-name="P4"><text:bookmark text:name="line-3-5"/>Veículo 1</text:p>
            <text:p text:style-name="P4"><text:bookmark text:name="line-4-5"/>Nome: fusca</text:p>
            <text:p text:style-name="P4"><text:bookmark text:name="line-5-5"/>Km por litro: 7</text:p>
            <text:p text:style-name="P4"><text:bookmark text:name="line-6-5"/>Veículo 2</text:p>
            <text:p text:style-name="P4"><text:bookmark text:name="line-7-5"/>Nome: gol</text:p>
            <text:p text:style-name="P4"><text:bookmark text:name="line-8-5"/>Km por litro: 10</text:p>
            <text:p text:style-name="P4"><text:bookmark text:name="line-9-5"/>Veículo 3</text:p>
            <text:p text:style-name="P4"><text:bookmark text:name="line-10-5"/>Nome: uno</text:p>
            <text:p text:style-name="P4"><text:bookmark text:name="line-11-4"/>Km por litro: 12.5</text:p>
            <text:p text:style-name="P4"><text:bookmark text:name="line-12-4"/>Veículo 4</text:p>
            <text:p text:style-name="P4"><text:bookmark text:name="line-13-2"/>Nome: Vectra</text:p>
            <text:p text:style-name="P4"><text:bookmark text:name="line-14-2"/>Km por litro: 9</text:p>
            <text:p text:style-name="P4"><text:bookmark text:name="line-15-2"/>Veículo 5</text:p>
            <text:p text:style-name="P4"><text:bookmark text:name="line-16-2"/>Nome: Peugeout</text:p>
            <text:p text:style-name="P4"><text:bookmark text:name="line-17-2"/>Km por litro: 14.5</text:p>
            <text:p text:style-name="P7"><text:bookmark text:name="line-18-2"/></text:p>
            <text:p text:style-name="P4"><text:bookmark text:name="line-19-2"/>Relatório Final</text:p>
            <text:p text:style-name="P6"><text:bookmark text:name="line-20-2"/><text:s/><text:span text:style-name="T3">1 - fusca <text:s text:c="10"/>- <text:s text:c="3"/>7.0 - <text:s/>142.9 litros - R$ 321.43</text:span></text:p>
            <text:p text:style-name="P6"><text:bookmark text:name="line-21-2"/><text:soft-page-break/><text:s/><text:span text:style-name="T3">2 - gol <text:s text:c="12"/>- <text:s text:c="2"/>10.0 - <text:s/>100.0 litros - R$ 225.00</text:span></text:p>
            <text:p text:style-name="P6"><text:bookmark text:name="line-22-1"/><text:s/><text:span text:style-name="T3">3 - uno <text:s text:c="12"/>- <text:s text:c="2"/>12.5 - <text:s text:c="2"/>80.0 litros - R$ 180.00</text:span></text:p>
            <text:p text:style-name="P6"><text:bookmark text:name="line-23-1"/><text:s/><text:span text:style-name="T3">4 - vectra <text:s text:c="9"/>- <text:s text:c="3"/>9.0 - <text:s/>111.1 litros - R$ 250.00</text:span></text:p>
            <text:p text:style-name="P6"><text:bookmark text:name="line-241"/><text:s/><text:span text:style-name="T3">5 - peugeout <text:s text:c="7"/>- <text:s text:c="2"/>14.5 - <text:s text:c="2"/>69.0 litros - R$ 155.17</text:span></text:p>
            <text:p text:style-name="P5"><text:bookmark text:name="line-251"/>O menor consumo é do peugeout.</text:p>
          </text:list-item>
          <text:list-item>
            <text:p text:style-name="P8"><text:bookmark text:name="line-233"/><text:bookmark text:name="line-234"/>Sua organização acaba de contratar um estagiário para trabalhar no Suporte de Informática, com a intenção de fazer um levantamento nas sucatas encontradas nesta área. A primeira tarefa dele é testar todos os cerca de 200 mouses que se encontram lá, testando e anotando o estado de cada um deles, para verificar o que se pode aproveitar deles.<text:bookmark text:name="line-235"/></text:p>
            <text:list>
              <text:list-item>
                <text:p text:style-name="P8">Foi requisitado que você desenvolva um programa para registrar este levantamento. O programa deverá receber um número indeterminado de entradas, cada uma contendo: <text:bookmark text:name="line-236"/>um número de identificação do mouse <text:bookmark text:name="line-237"/>o tipo de defeito:<text:bookmark text:name="line-238"/></text:p>
              </text:list-item>
              <text:list-item>
                <text:p text:style-name="P8">necessita da esfera;<text:bookmark text:name="line-239"/></text:p>
              </text:list-item>
              <text:list-item>
                <text:p text:style-name="P9">necessita de limpeza; <text:bookmark text:name="line-240"/>a.necessita troca do cabo ou conector; <text:bookmark text:name="line-2411"/>a.quebrado ou inutilizado <text:bookmark text:name="line-242"/>Uma identificação igual a zero encerra o programa. Ao final o programa deverá emitir o seguinte relatório:<text:bookmark text:name="line-243"/><text:bookmark text:name="line-244"/></text:p>
              </text:list-item>
            </text:list>
            <text:p text:style-name="P4"><text:bookmark text:name="line-245"/><text:bookmark text:name="line-246"/><text:bookmark text:name="line-247"/><text:bookmark text:name="line-248"/><text:bookmark text:name="line-249"/><text:bookmark text:name="line-250"/><text:bookmark text:name="line-2511"/><text:bookmark text:name="line-252"/><text:bookmark text:name="line-1-6"/>Quantidade de mouses: 100</text:p>
            <text:p text:style-name="P7"><text:bookmark text:name="line-2-6"/></text:p>
            <text:p text:style-name="P4"><text:bookmark text:name="line-3-6"/>Situação <text:s text:c="23"/>Quantidade <text:s text:c="13"/>Percentual</text:p>
            <text:p text:style-name="P4"><text:bookmark text:name="line-4-6"/>1- necessita da esfera <text:s text:c="17"/>40 <text:s text:c="20"/>40%</text:p>
            <text:p text:style-name="P4"><text:bookmark text:name="line-5-6"/>2- necessita de limpeza <text:s text:c="16"/>30 <text:s text:c="20"/>30%</text:p>
            <text:p text:style-name="P4"><text:bookmark text:name="line-6-6"/>3- necessita troca do cabo ou conector <text:s/>15 <text:s text:c="20"/>15%</text:p>
            <text:p text:style-name="P5"><text:bookmark text:name="line-7-6"/>4- quebrado ou inutilizado <text:s text:c="13"/>15 <text:s text:c="20"/>15%</text:p>
          </text:list-item>
          <text:list-item>
            <text:p text:style-name="P9"><text:bookmark text:name="line-253"/><text:bookmark text:name="line-254"/>A ACME Inc., uma empresa de 500 funcionários, está tendo problemas de espaço em disco no seu servidor de arquivos. Para tentar resolver este problema, o Administrador de Rede precisa saber qual o espaço ocupado pelos usuários, e identificar os usuários com maior espaço ocupado. Através de um programa, baixado da Internet, ele conseguiu gerar o seguinte arquivo, chamado "usuarios.txt":<text:bookmark text:name="line-255"/><text:bookmark text:name="line-256"/><text:bookmark text:name="line-257"/><text:bookmark text:name="line-258"/><text:bookmark text:name="line-259"/><text:bookmark text:name="line-260"/><text:bookmark text:name="line-261"/><text:bookmark text:name="line-262"/><text:bookmark text:name="line-263"/></text:p>
            <text:p text:style-name="P4"><text:bookmark text:name="line-1-7"/>alexandre <text:s text:c="6"/>456123789</text:p>
            <text:p text:style-name="P4"><text:bookmark text:name="line-2-7"/>anderson <text:s text:c="7"/>1245698456</text:p>
            <text:p text:style-name="P4"><text:bookmark text:name="line-3-7"/>antonio <text:s text:c="8"/>123456456</text:p>
            <text:p text:style-name="P4"><text:bookmark text:name="line-4-7"/>carlos <text:s text:c="9"/>91257581</text:p>
            <text:p text:style-name="P4"><text:bookmark text:name="line-5-7"/>cesar <text:s text:c="10"/>987458</text:p>
            <text:p text:style-name="P5"><text:bookmark text:name="line-6-7"/>rosemary <text:s text:c="7"/>789456125</text:p>
            <text:p text:style-name="P9"><text:bookmark text:name="line-264"/><text:bookmark text:name="line-265"/>Neste arquivo, o nome do usuário possui 15 caracteres. A partir deste arquivo, você deve criar um programa que gere um relatório, chamado "relatório.txt", no seguinte formato:<text:bookmark text:name="line-266"/><text:bookmark text:name="line-267"/><text:bookmark text:name="line-268"/><text:bookmark text:name="line-269"/><text:bookmark text:name="line-270"/><text:bookmark text:name="line-271"/><text:bookmark text:name="line-272"/><text:bookmark text:name="line-273"/><text:bookmark text:name="line-274"/><text:bookmark text:name="line-275"/><text:bookmark text:name="line-276"/><text:bookmark text:name="line-277"/><text:bookmark text:name="line-278"/><text:bookmark text:name="line-279"/><text:bookmark text:name="line-280"/><text:bookmark text:name="line-281"/></text:p>
            <text:p text:style-name="P4"><text:bookmark text:name="line-1-8"/>ACME Inc. <text:s text:c="14"/>Uso do espaço em disco pelos usuários</text:p>
            <text:p text:style-name="P4"><text:bookmark text:name="line-2-8"/>------------------------------------------------------------------------</text:p>
            <text:p text:style-name="P4"><text:bookmark text:name="line-3-8"/>Nr. <text:s/>Usuário <text:s text:c="7"/>Espaço utilizado <text:s text:c="4"/>% do uso</text:p>
            <text:p text:style-name="P7"><text:bookmark text:name="line-4-8"/></text:p>
            <text:p text:style-name="P4"><text:bookmark text:name="line-5-8"/>1 <text:s text:c="3"/>alexandre <text:s text:c="6"/>434,99 MB <text:s text:c="12"/>16,85%</text:p>
            <text:p text:style-name="P4"><text:bookmark text:name="line-6-8"/>2 <text:s text:c="3"/>anderson <text:s text:c="6"/>1187,99 MB <text:s text:c="12"/>46,02%</text:p>
            <text:p text:style-name="P4"><text:bookmark text:name="line-7-7"/>3 <text:s text:c="3"/>antonio <text:s text:c="8"/>117,73 MB <text:s text:c="13"/>4,56%</text:p>
            <text:p text:style-name="P4"><text:bookmark text:name="line-8-6"/>4 <text:s text:c="3"/>carlos <text:s text:c="10"/>87,03 MB <text:s text:c="13"/>3,37%</text:p>
            <text:p text:style-name="P4"><text:bookmark text:name="line-9-6"/>5 <text:s text:c="3"/>cesar <text:s text:c="12"/>0,94 MB <text:s text:c="13"/>0,04%</text:p>
            <text:p text:style-name="P4"><text:bookmark text:name="line-10-6"/>6 <text:s text:c="3"/>rosemary <text:s text:c="7"/>752,88 MB <text:s text:c="12"/>29,16%</text:p>
            <text:p text:style-name="P7"><text:bookmark text:name="line-11-5"/></text:p>
            <text:p text:style-name="P4"><text:bookmark text:name="line-12-5"/>Espaço total ocupado: 2581,57 MB</text:p>
            <text:p text:style-name="P5"><text:bookmark text:name="line-13-3"/>Espaço médio ocupado: 430,26 MB</text:p>
            <text:p text:style-name="P8"><text:bookmark text:name="line-282"/><text:bookmark text:name="line-283"/>O arquivo de entrada deve ser lido uma única vez, e os dados armazenados em memória, caso sejam necessários, de forma a agilizar a execução do programa. A conversão da espaço ocupado em disco, de bytes para megabytes deverá ser feita através de uma função separada, que será chamada pelo programa principal. O cálculo do percentual de uso também deverá ser feito através de uma função, que será chamada pelo programa principal.<text:bookmark text:name="line-284"/><text:bookmark text:name="line-285"/></text:p>
          </text:list-item>
          <text:list-item>
            <text:p text:style-name="P9">Faça um programa que simule um lançamento de dados. Lance o dado 100 vezes e armazene os resultados em um vetor . Depois, mostre quantas vezes cada valor foi conseguido. Dica: use um <text:soft-page-break/>vetor de contadores(1-6) e uma função para gerar numeros aleatórios, simulando os lançamentos dos dados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" svg:font-family="courier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7:39:34.291681908</meta:creation-date>
    <dc:date>2024-05-30T17:39:53.779817763</dc:date>
    <meta:editing-duration>PT20S</meta:editing-duration>
    <meta:editing-cycles>1</meta:editing-cycles>
    <meta:document-statistic meta:table-count="0" meta:image-count="0" meta:object-count="0" meta:page-count="6" meta:paragraph-count="186" meta:word-count="2410" meta:character-count="14441" meta:non-whitespace-character-count="11553"/>
    <meta:generator>LibreOffice/7.3.7.2$Linux_X86_64 LibreOffice_project/30$Build-2</meta:generator>
  </office:meta>
</office:document-meta>
</file>